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Segoe UI" svg:font-family="'Segoe UI'" style:font-family-generic="swiss"/>
    <style:font-face style:name="IDAutomationHC39M" svg:font-family="IDAutomationHC39M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text-line-through-style="none" style:font-name="Verdana" fo:font-size="9pt" fo:language="es" fo:country="PE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P2" style:family="paragraph" style:parent-style-name="Standard">
      <style:paragraph-properties style:line-height-at-least="0.3cm" fo:text-align="justify" style:justify-single-word="false">
        <style:tab-stops>
          <style:tab-stop style:position="17cm"/>
        </style:tab-stops>
      </style:paragraph-properties>
      <style:text-properties style:use-window-font-color="true" style:text-line-through-style="none" style:font-name="Tahoma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style:line-height-at-least="0.3cm" fo:text-align="justify" style:justify-single-word="false">
        <style:tab-stops>
          <style:tab-stop style:position="16.9cm"/>
        </style:tab-stops>
      </style:paragraph-properties>
      <style:text-properties style:use-window-font-color="true" style:text-line-through-style="none" style:font-name="Tahoma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style:line-height-at-least="0.3cm" fo:text-align="justify" style:justify-single-word="false">
        <style:tab-stops>
          <style:tab-stop style:position="16.782cm"/>
        </style:tab-stops>
      </style:paragraph-properties>
      <style:text-properties style:use-window-font-color="true" style:text-line-through-style="none" style:font-name="Tahoma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style:line-height-at-least="0.3cm" fo:text-align="justify" style:justify-single-word="false">
        <style:tab-stops>
          <style:tab-stop style:position="16.766cm"/>
        </style:tab-stops>
      </style:paragraph-properties>
      <style:text-properties style:use-window-font-color="true" style:text-line-through-style="none" style:font-name="Tahoma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paragraph-properties style:line-height-at-least="0.3cm" fo:text-align="justify" style:justify-single-word="false">
        <style:tab-stops>
          <style:tab-stop style:position="16.766cm"/>
        </style:tab-stops>
      </style:paragraph-properties>
      <style:text-properties style:use-window-font-color="true" style:text-line-through-style="none" style:font-name="Tahoma" fo:font-size="8pt" fo:language="es" fo:country="E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P7" style:family="paragraph" style:parent-style-name="Standard">
      <style:paragraph-properties style:line-height-at-least="0.3cm" fo:text-align="justify" style:justify-single-word="false">
        <style:tab-stops>
          <style:tab-stop style:position="16.782cm"/>
          <style:tab-stop style:position="16.9cm"/>
        </style:tab-stops>
      </style:paragraph-properties>
      <style:text-properties style:use-window-font-color="true" style:text-line-through-style="none" style:font-name="Tahoma" fo:font-size="8pt" fo:language="es" fo:country="ES" fo:font-style="normal" style:text-underline-style="none" fo:font-weight="bol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style:paragraph-properties style:line-height-at-least="0.3cm" fo:text-align="justify" style:justify-single-word="false">
        <style:tab-stops>
          <style:tab-stop style:position="16.766cm"/>
        </style:tab-stops>
      </style:paragraph-properties>
      <style:text-properties style:use-window-font-color="true" style:text-line-through-style="none" style:font-name="Tahoma" fo:font-size="8pt" fo:language="es" fo:country="ES" fo:font-style="normal" style:text-underline-style="solid" style:text-underline-width="auto" style:text-underline-color="font-color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text-properties style:use-window-font-color="true" style:text-line-through-style="none" style:font-name="Tahoma" fo:font-size="8pt" fo:language="es" fo:country="PE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Standard">
      <style:paragraph-properties style:line-height-at-least="0.3cm">
        <style:tab-stops>
          <style:tab-stop style:position="6.987cm"/>
          <style:tab-stop style:position="10.881cm"/>
        </style:tab-stops>
      </style:paragraph-properties>
      <style:text-properties style:use-window-font-color="true" style:font-name="Tahoma" fo:font-size="8pt" style:font-size-asian="8pt" style:font-size-complex="8pt"/>
    </style:style>
    <style:style style:name="P11" style:family="paragraph" style:parent-style-name="Standard">
      <style:paragraph-properties style:line-height-at-least="0.3cm" fo:text-align="justify" style:justify-single-word="false">
        <style:tab-stops>
          <style:tab-stop style:position="16.766cm"/>
        </style:tab-stops>
      </style:paragraph-properties>
      <style:text-properties style:use-window-font-color="true" style:font-name="Tahoma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IDAutomationHC39M"/>
    </style:style>
    <style:style style:name="P13" style:family="paragraph" style:parent-style-name="Standard">
      <style:paragraph-properties style:line-height-at-least="0.3cm" fo:text-align="justify" style:justify-single-word="false">
        <style:tab-stops>
          <style:tab-stop style:position="16.738cm"/>
        </style:tab-stops>
      </style:paragraph-properties>
      <style:text-properties style:font-name="Tahoma" fo:font-size="8pt" style:font-size-asian="8pt" style:font-size-complex="8pt"/>
    </style:style>
    <style:style style:name="P14" style:family="paragraph" style:parent-style-name="Marcador3">
      <style:text-properties style:use-window-font-color="true" style:font-name="Verdana" fo:font-size="10pt" style:font-size-asian="10pt" style:font-size-complex="10pt"/>
    </style:style>
    <style:style style:name="P15" style:family="paragraph" style:parent-style-name="Marcador3">
      <style:text-properties style:use-window-font-color="true" style:font-name="Verdana" fo:font-size="12pt" style:font-size-asian="12pt" style:font-size-complex="12pt"/>
    </style:style>
    <style:style style:name="P16" style:family="paragraph" style:parent-style-name="Text_20_body">
      <style:text-properties style:use-window-font-color="true" style:font-name="Tahoma" fo:font-size="8pt" fo:font-weight="bold" style:font-size-asian="8pt" style:font-weight-asian="bold" style:font-size-complex="8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style:use-window-font-color="true" style:text-line-through-style="none" fo:language="es" fo:country="ES" fo:font-style="normal" style:text-underline-style="none" fo:font-weight="bold" fo:background-color="transparent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text-line-through-style="non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text-line-through-style="solid" style:text-line-through-type="doubl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text-line-through-style="none" fo:language="es" fo:country="ES" fo:font-style="normal" style:text-underline-style="none" fo:background-color="transparent" style:font-style-asian="normal" style:font-style-complex="normal"/>
    </style:style>
    <style:style style:name="T8" style:family="text">
      <style:text-properties style:text-line-through-style="none" style:font-name="Tahoma" fo:language="es" fo:country="ES" fo:font-style="normal" style:text-underline-style="none" fo:font-weight="bold" fo:background-color="transparent" style:font-style-asian="normal" style:font-style-complex="normal"/>
    </style:style>
    <style:style style:name="T9" style:family="text">
      <style:text-properties style:font-name="Tahoma" fo:font-size="9pt" style:font-size-asian="9pt" style:font-size-complex="9pt"/>
    </style:style>
    <style:style style:name="T10" style:family="text">
      <style:text-properties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1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1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[onshow.numcrono2]</text:p>
      <text:p text:style-name="Standard"/>
      <text:p text:style-name="Standard"/>
      <text:p text:style-name="P15"><text:span text:style-name="T9">PODER FUERA DE REGISTRO</text:span><office:annotation><dc:creator>aa aa</dc:creator><dc:date>2013-10-09T10:41:06.30</dc:date><text:p text:style-name="P17"><text:span text:style-name="T13">Deficnicion de una variable básica:</text:span></text:p><text:p text:style-name="P17"><text:span text:style-name="T13">[onshow.nombre_variable]</text:span></text:p></office:annotation></text:p>
      <text:p text:style-name="P14"><text:s text:c="2"/></text:p>
      <text:p text:style-name="P10"><text:tab/><text:tab/><text:span text:style-name="T1"><text:tab/><text:tab/></text:span></text:p>
      <text:p text:style-name="P13">EN LIMA, CAPITAL DE LA REPÚBLICA DEL PERÚ, AL (LOS) <text:span text:style-name="T3">[onshow.fecha_letras_viaext]</text:span>,<text:span text:style-name="T2"> </text:span><text:span text:style-name="T3">[onshow.nombre_notario]</text:span><text:span text:style-name="T6">, ABOGADO</text:span><text:span text:style-name="T2"> - NOTARIO DE LIMA, CON OFICIO NOTARIAL EN </text:span><text:span text:style-name="T6">[onshow.direc_notario], </text:span><text:span text:style-name="T2">DISTRITO DE [onshow.dist_notario], EXTIENDO EL PRESENTE INSTRUMENTO EXTRAPROTOCOLAR EN EL QUE COMPARECE(N):==========================</text:span></text:p>
      <text:p text:style-name="P13"><text:span text:style-name="T3">[onshow.data1] [onshow.data2]</text:span><text:span text:style-name="T5">=========================================</text:span><text:span text:style-name="T4"><text:tab/></text:span></text:p>
      <text:p text:style-name="P8"/>
      <text:p text:style-name="P6">[f;block=begin;comm=text:p]</text:p>
      <text:p text:style-name="P6">[f.datos_<text:span text:style-name="T12">poderdantesx</text:span>] </text:p>
      <text:p text:style-name="P6">[f;block=end;comm=text:p]</text:p>
      <text:p text:style-name="P8"/>
      <text:p text:style-name="P5">DOY FE DE LA CAPACIDAD, LIBERTAD Y CONOCIMIENTO CON QUE SE OBLIGA QUIEN COMPARECE, ASÍ COMO HABERLE IDENTIFICADO, INTELIGENTE EN EL IDIOMA CASTELLANO, DEJANDO CONSTANCIA DE HABER CUMPLIDO CON LAS PRESCRIPCIONES DE LOS ARTÍCULOS 27° AL 30°, 54° Y 55° DEL DECRETO LEGISLATIVO DEL NOTARIADO, D. LEG. N° 1049 Y ME MANIFIESTA QUE OTORGA PODER FUERA DE REGISTRO A FAVOR DE:</text:p>
      <text:p text:style-name="P6">[b;block=begin;comm=text:p]</text:p>
      <text:p text:style-name="P6">[b.datos_apoderado] </text:p>
      <text:p text:style-name="P6">[b;block=end;comm=text:p]</text:p>
      <text:p text:style-name="P5">PARA QUE EN SU NOMBRE Y REPRESENTACION PUEDA EJERCER LAS SIGUIENTES FACULTADES:======================<text:tab/></text:p>
      <text:p text:style-name="P2"/>
      <text:p text:style-name="P7">CUERPO: [onshow.solicita] <text:s/><text:span text:style-name="T10">==============================================================<text:tab/></text:span><office:annotation><dc:creator>aa aa</dc:creator><dc:date>2013-10-09T10:34:00.30</dc:date><text:p text:style-name="P17"><text:span text:style-name="T14">Variable que contiene el cuerpo del Poder</text:span></text:p></office:annotation></text:p>
      <text:p text:style-name="P3"/>
      <text:p text:style-name="P3">[a;block=begin;comm=text:p]<office:annotation><dc:creator>aa aa</dc:creator><dc:date>2013-10-08T08:03:07.30</dc:date><text:p text:style-name="P17"><text:span text:style-name="T14">Inicio de variable de datos de testigo(s)</text:span></text:p></office:annotation></text:p>
      <text:p text:style-name="P4">[a.datos_testigo]=======================================================================</text:p>
      <text:p text:style-name="P3">[a;block=end;comm=text:p]</text:p>
      <text:p text:style-name="P5">EN CONSECUENCIA EN EL CUMPLIMIENTO DEL PRESENTE MANDATO EL APODERADO PODRA SUSCRIBIR, FIRMAR, PRESENTAR, RECABAR Y TRAMITAR TODOS LOS DOCUMENTOS NECESARIOS INHERENTES DEL CASO. ==========================</text:p>
      <text:p text:style-name="P5"/>
      <text:p text:style-name="P5">ESTE PODER NO SERA RECHAZADO DE INSUFICIENTE POR NINGÚN MOTIVO, PUES ES VOLUNTAD DEL(LA) OTORGANTE CONFERIR A SU(S) APODERADO(S) LA MAS AMPLIAS FACULTADES PARA EL EJERCICIO DEL MISMO, SIN RESERVAS NI LIMITACIÓN ALGUNA.==</text:p>
      <text:p text:style-name="P6">PLAZO DE VALIDEZ DEL PODER: <text:span text:style-name="T11">EL PRESENTE PODER TIENE UN PLAZO DE DURACIÓN DE [onshow.plazo_poder].=========</text:span></text:p>
      <text:p text:style-name="P6">DE CONFORMIDAD CON LO ESTABLECIDO EN EL ARTÍCULO 5 DEL DECRETO SUPREMO N°006 – 2013 – JUS, SE DEJA CONSTANCIA QUE HE CUMPLIDO CON VERIFICAR LA IMPRESIÓN DACTILAR DEL FIRMANTE DEL PRESENTE DOCUMENTO A TRAVES DEL SISTEMA DE COMPARACIÓN BIOMÉTRICA QUE BRINDA EL REGISTRO NACIONAL DE IDENTIDAD Y ESTADO CIVIL – RENIEC.================================================</text:p>
      <text:p text:style-name="P11"><text:span text:style-name="T8">CONCLUSIÓN: </text:span><text:span text:style-name="T7">LEÍDO EL PRESENTE INSTRUMENTO POR QUIEN COMPARECE Y HECHA LA ADVERTENCIA SOBRE SUS EFECTOS LEGALES, SE RATIFICA EN SU CONTENIDO, DE TODO LO QUE DOY FE.======================================<text:tab/></text:span></text:p>
      <text:p text:style-name="P16"/>
      <text:p text:style-name="P9">[onshow.firma_poderdante]</text:p>
      <text:p text:style-name="P9"/>
      <text:p text:style-name="P9">[e;block=begin;comm=text:p]</text:p>
      <text:p text:style-name="P9">[e.firma_testigo]</text:p>
      <text:p text:style-name="P9">[e;block=end;comm=text:p]</text:p>
      <text:p text:style-name="P1"/>
      <text:p text:style-name="P1"/>
      <text:p text:style-name="P9">[onshow.firma_poderdante1]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Segoe UI" svg:font-family="'Segoe UI'" style:font-family-generic="swiss"/>
    <style:font-face style:name="IDAutomationHC39M" svg:font-family="IDAutomationHC39M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Lucida Calligraphy" fo:font-size="18pt" fo:font-weight="bold" style:font-size-asian="18pt" style:font-weight-asian="bold" style:font-weight-complex="bold"/>
    </style:style>
    <style:style style:name="Marcador3" style:family="paragraph" style:parent-style-name="Heading_20_2">
      <style:text-properties style:font-name="Book Antiqua"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Marcador2" style:family="paragraph" style:parent-style-name="Standard">
      <style:paragraph-properties>
        <style:tab-stops>
          <style:tab-stop style:position="9.001cm"/>
          <style:tab-stop style:position="15.402cm"/>
        </style:tab-stops>
      </style:paragraph-properties>
      <style:text-properties fo:font-size="9pt" fo:language="en" fo:country="US" style:font-size-asian="9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799cm" fo:margin-bottom="4.2cm" fo:margin-left="3.5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1H7M38S</meta:editing-duration>
    <meta:editing-cycles>82</meta:editing-cycles>
    <meta:generator>OpenOffice.org/3.3$Win32 OpenOffice.org_project/330m20$Build-9567</meta:generator>
    <dc:date>2015-06-03T22:23:08.72</dc:date>
    <meta:printed-by>x </meta:printed-by>
    <meta:print-date>2015-01-07T09:27:06.52</meta:print-date>
    <meta:document-statistic meta:table-count="0" meta:image-count="0" meta:object-count="0" meta:page-count="1" meta:paragraph-count="28" meta:word-count="283" meta:character-count="2494"/>
    <meta:user-defined meta:name="Info 1"/>
    <meta:user-defined meta:name="Info 2"/>
    <meta:user-defined meta:name="Info 3"/>
    <meta:user-defined meta:name="Info 4"/>
  </office:meta>
</office:document-meta>
</file>